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32d41" officeooo:paragraph-rsid="00032d41"/>
    </style:style>
    <style:style style:name="P2" style:family="paragraph" style:parent-style-name="Standard">
      <style:text-properties style:font-name="Liberation Serif" officeooo:rsid="0004d684" officeooo:paragraph-rsid="0004d684"/>
    </style:style>
    <style:style style:name="P3" style:family="paragraph" style:parent-style-name="Standard">
      <style:text-properties style:font-name="Liberation Serif" officeooo:rsid="0006adc1" officeooo:paragraph-rsid="0006adc1"/>
    </style:style>
    <style:style style:name="T1" style:family="text">
      <style:text-properties officeooo:rsid="0004d684"/>
    </style:style>
    <style:style style:name="T2" style:family="text">
      <style:text-properties officeooo:rsid="0006adc1"/>
    </style:style>
    <style:style style:name="T3" style:family="text">
      <style:text-properties officeooo:rsid="0008438e"/>
    </style:style>
    <style:style style:name="T4" style:family="text">
      <style:text-properties officeooo:rsid="0009c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rcuitos digitais</text:p>
      <text:p text:style-name="P1">1-MZ A conversão de um número binário para decimal se dá através d<text:span text:style-name="T1">o somatório dos produtos de cada digito por </text:span>2 na potência correspondente a sua posição iniciando em 0, seguindo da direita para a esquerda. </text:p>
      <text:p text:style-name="P2">2. ( (A <text:span text:style-name="T2">v B) ^ ¬C ) ^ ¬C</text:span></text:p>
      <text:p text:style-name="P3">3. <text:span text:style-name="T3">As portas NAND e NOR, são industrialmente mais viáveis para a construção das memórias. </text:span><text:span text:style-name="T4">Mesmo havendo a necessidade de fazer conversão das portas AND, OR e NOT, prefere-se usar as portas lógicas NAND e NOR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7:19:50.796843910</meta:creation-date>
    <dc:date>2020-08-21T21:18:57.231662511</dc:date>
    <meta:editing-duration>PT1H49M37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4" meta:word-count="84" meta:character-count="456" meta:non-whitespace-character-count="375"/>
  </office:meta>
</office:document-meta>
</file>